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9in" svg:height="3.5453in" svg:x="1.539in" svg:y="3.5031in">
            <draw:object draw:notify-on-update-of-ranges="Sheet1.I1:Sheet1.I1 Sheet1.I2:Sheet1.I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Rating bthj</text:p>
          </table:table-cell>
          <table:table-cell table:number-columns-repeated="2" office:value-type="string" calcext:value-type="string">
            <text:p>bthj</text:p>
          </table:table-cell>
          <table:table-cell table:number-columns-repeated="2" office:value-type="string" calcext:value-type="string">
            <text:p>kfap</text:p>
          </table:table-cell>
          <table:table-cell table:number-columns-repeated="2" office:value-type="string" calcext:value-type="string">
            <text:p>edlr</text:p>
          </table:table-cell>
          <table:table-cell office:value-type="string" calcext:value-type="string">
            <text:p>average rat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AVERAGE([.B2:.H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3:.H3])" office:value-type="float" office:value="2.28571428571429" calcext:value-type="float">
            <text:p>2.285714285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AVERAGE([.B4:.H4])" office:value-type="float" office:value="2.57142857142857" calcext:value-type="float">
            <text:p>2.57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B5:.H5])" office:value-type="float" office:value="2.71428571428571" calcext:value-type="float">
            <text:p>2.7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6:.H6])" office:value-type="float" office:value="2.42857142857143" calcext:value-type="float">
            <text:p>2.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7:.H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AVERAGE([.B8:.H8])" office:value-type="float" office:value="1.71428571428571" calcext:value-type="float">
            <text:p>1.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9:.H9])" office:value-type="float" office:value="2.14285714285714" calcext:value-type="float">
            <text:p>2.142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10:.H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B11:.H11])" office:value-type="float" office:value="1.42857142857143" calcext:value-type="float">
            <text:p>1.428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12:.H12])" office:value-type="float" office:value="1.57142857142857" calcext:value-type="float">
            <text:p>1.571428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B13:.H13])" office:value-type="float" office:value="1.71428571428571" calcext:value-type="float">
            <text:p>1.714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B14:.H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B15:.H15])" office:value-type="float" office:value="2.14285714285714" calcext:value-type="float">
            <text:p>2.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 office:value-type="float" office:value="2" calcext:value-type="float">
            <text:p>2</text:p>
          </table:table-cell>
          <table:table-cell table:formula="of:=AVERAGE([.B16:.H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B17:.H17])" office:value-type="float" office:value="1.71428571428571" calcext:value-type="float">
            <text:p>1.7142857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1:06:04.565328926</meta:creation-date>
    <dc:date>2014-12-11T21:41:02.148740223</dc:date>
    <meta:editing-duration>PT34M56S</meta:editing-duration>
    <meta:editing-cycles>5</meta:editing-cycles>
    <meta:generator>LibreOffice/4.3.3.2$Linux_X86_64 LibreOffice_project/430m0$Build-2</meta:generator>
    <meta:document-statistic meta:table-count="1" meta:cell-count="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plot-area chart:style-name="ch2" table:cell-range-address="Sheet1.I1:Sheet1.I17" chart:data-source-has-labels="row" svg:x="1.33cm" svg:y="0.18cm" svg:width="14.346cm" svg:height="7.665cm">
          <chartooo:coordinate-region svg:x="2.057cm" svg:y="0.379cm" svg:width="13.619cm" svg:height="6.819cm"/>
          <chart:axis chart:dimension="x" chart:name="primary-x" chart:style-name="ch3">
            <chart:title svg:x="7.639cm" svg:y="8.025cm" chart:style-name="ch4">
              <text:p>Generation</text:p>
            </chart:title>
          </chart:axis>
          <chart:axis chart:dimension="y" chart:name="primary-y" chart:style-name="ch5">
            <chart:title svg:x="0.451cm" svg:y="5.114cm" chart:style-name="ch6">
              <text:p>Average rating</text:p>
            </chart:title>
            <chart:grid chart:style-name="ch7" chart:class="major"/>
          </chart:axis>
          <chart:series chart:style-name="ch8" chart:values-cell-range-address="Sheet1.I2:Sheet1.I17" chart:label-cell-address="Sheet1.I1:Sheet1.I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ating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I2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